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宋体" svg:font-family="宋体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微软雅黑" svg:font-family="微软雅黑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2" style:family="table">
      <style:table-properties style:width="5.997cm" table:align="left"/>
    </style:style>
    <style:style style:name="表格2.A" style:family="table-column">
      <style:table-column-properties style:column-width="2.505cm"/>
    </style:style>
    <style:style style:name="表格2.B" style:family="table-column">
      <style:table-column-properties style:column-width="3.493cm"/>
    </style:style>
    <style:style style:name="表格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style:shadow="none">
        <style:tab-stops/>
      </style:paragraph-properties>
      <style:text-properties style:use-window-font-color="true" style:font-name="微软雅黑" fo:font-size="9pt" fo:font-weight="normal" officeooo:rsid="007f9a8a" officeooo:paragraph-rsid="001ba86a" fo:background-color="transparent" style:font-name-asian="微软雅黑" style:font-size-asian="9pt" style:font-name-complex="宋体" style:font-size-complex="9pt"/>
    </style:style>
    <style:style style:name="P2" style:family="paragraph" style:parent-style-name="Table_20_Main_20_Content_20_Left">
      <style:paragraph-properties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微软雅黑" fo:font-size="9pt" fo:font-style="normal" fo:text-shadow="none" style:text-underline-style="none" fo:font-weight="normal" officeooo:rsid="00d2f3b4" officeooo:paragraph-rsid="001ba86a" style:font-name-asian="微软雅黑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微软雅黑" fo:font-size="9pt" fo:font-style="normal" fo:text-shadow="none" style:text-underline-style="none" fo:font-weight="normal" officeooo:rsid="01d351c7" officeooo:paragraph-rsid="001ba86a" style:font-name-asian="微软雅黑" style:font-size-asian="9pt" style:language-asian="zh" style:country-asian="CN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" style:family="paragraph" style:parent-style-name="Frame_20_contents">
      <style:text-properties style:font-name-asian="微软雅黑"/>
    </style:style>
    <style:style style:name="T1" style:family="text">
      <style:text-properties officeooo:rsid="001f75f1" style:language-asian="zh" style:country-asian="CN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订单日期" text:name="py3o.objects.date_order"/>
        <text:user-field-decl office:value-type="string" office:string-value="订单编号" text:name="py3o.objects.name"/>
        <text:user-field-decl office:value-type="string" office:string-value="采购类型" text:name="py3o.objects.order_category_desc"/>
        <text:user-field-decl office:value-type="string" office:string-value="供应商" text:name="py3o.objects.partner_id.name"/>
        <text:user-field-decl office:value-type="string" office:string-value="申购部门" text:name="py3o.objects.department_desc"/>
        <text:user-field-decl office:value-type="string" office:string-value="制单人" text:name="py3o.objects.user_id.name"/>
        <text:user-field-decl office:value-type="string" office:string-value="税率" text:name="py3o.objects.amount_tax"/>
        <text:user-field-decl office:value-type="string" office:string-value="目的位置" text:name="py3o.objects.location_dest_id.name"/>
        <text:user-field-decl office:value-type="string" office:string-value="作业类型" text:name="py3o.objects.picking_type_id"/>
        <text:user-field-decl office:value-type="string" office:string-value="产品" text:name="py3o.objects.product_id.name"/>
        <text:user-field-decl office:value-type="string" office:string-value="料号" text:name="py3o.objects.product_id.default_code"/>
        <text:user-field-decl office:value-type="string" office:string-value="规格" text:name="py3o.objects.partner_id.spec"/>
        <text:user-field-decl office:value-type="string" office:string-value="热处理号" text:name="py3o.objects.heat_treatment_id.name"/>
        <text:user-field-decl office:value-type="string" office:string-value="规格" text:name="py3o.objects.product_id.spec"/>
      </text:user-field-decls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3">批次/序列号：</text:p>
          </table:table-cell>
          <table:table-cell table:style-name="表格2.A1" office:value-type="string">
            <text:p text:style-name="P2"><text:user-field-get text:name="py3o.objects.name">订单编号</text:user-field-get></text:p>
          </table:table-cell>
        </table:table-row>
        <table:table-row>
          <table:table-cell table:style-name="表格2.A1" office:value-type="string">
            <text:p text:style-name="P3">产品：</text:p>
          </table:table-cell>
          <table:table-cell table:style-name="表格2.A1" office:value-type="string">
            <text:p text:style-name="P2"><text:span text:style-name="T1"><text:user-field-get text:name="py3o.objects.product_id.default_code">料号</text:user-field-get></text:span><text:span text:style-name="T1"><text:s text:c="2"/></text:span><text:span text:style-name="T1"><text:user-field-get text:name="py3o.objects.product_id.name">产品</text:user-field-get></text:span></text:p>
          </table:table-cell>
        </table:table-row>
      </table:table>
      <text:p text:style-name="P1"><draw:frame draw:style-name="fr1" draw:name="py3o.image(objects.get_barcode_content('name', 'QR', 90, 90), 'png', width='90px', height='90px', keep_ratio=False, isb64=True)" text:anchor-type="paragraph" svg:x="1.57cm" svg:y="0.848cm" svg:width="3.018cm" draw:z-index="0"><draw:text-box fo:min-height="2.699cm"><text:p text:style-name="P4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宋体" svg:font-family="宋体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微软雅黑" svg:font-family="微软雅黑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9.9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9T10:25:03.677000000</dc:date>
    <meta:editing-duration>PT1H12M21S</meta:editing-duration>
    <meta:editing-cycles>43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4" meta:word-count="18" meta:character-count="20" meta:non-whitespace-character-count="18"/>
  </office:meta>
</office:document-meta>
</file>